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9fa" officeooo:paragraph-rsid="0019a9fa"/>
    </style:style>
    <style:style style:name="P2" style:family="paragraph" style:parent-style-name="Standard">
      <style:text-properties officeooo:paragraph-rsid="00219d01"/>
    </style:style>
    <style:style style:name="P3" style:family="paragraph" style:parent-style-name="Standard">
      <style:text-properties officeooo:rsid="00334a6d" officeooo:paragraph-rsid="00334a6d"/>
    </style:style>
    <style:style style:name="P4" style:family="paragraph" style:parent-style-name="Standard">
      <style:text-properties officeooo:rsid="003381e3" officeooo:paragraph-rsid="003381e3"/>
    </style:style>
    <style:style style:name="P5" style:family="paragraph" style:parent-style-name="Standard">
      <style:text-properties officeooo:rsid="003381e3" officeooo:paragraph-rsid="00354458"/>
    </style:style>
    <style:style style:name="P6" style:family="paragraph" style:parent-style-name="Standard">
      <style:text-properties officeooo:rsid="0035d75e" officeooo:paragraph-rsid="0035d75e"/>
    </style:style>
    <style:style style:name="P7" style:family="paragraph" style:parent-style-name="Standard">
      <style:text-properties officeooo:rsid="0035d75e" officeooo:paragraph-rsid="00375da0"/>
    </style:style>
    <style:style style:name="P8" style:family="paragraph" style:parent-style-name="Standard">
      <style:text-properties officeooo:rsid="0038e6df" officeooo:paragraph-rsid="0038e6df"/>
    </style:style>
    <style:style style:name="P9" style:family="paragraph" style:parent-style-name="Standard">
      <style:text-properties officeooo:rsid="003ab2d8" officeooo:paragraph-rsid="003ab2d8"/>
    </style:style>
    <style:style style:name="P10" style:family="paragraph" style:parent-style-name="Standard">
      <style:text-properties officeooo:rsid="003b0ec6" officeooo:paragraph-rsid="003b0ec6"/>
    </style:style>
    <style:style style:name="P11" style:family="paragraph" style:parent-style-name="Standard">
      <style:text-properties officeooo:rsid="003b0ec6" officeooo:paragraph-rsid="003bed80"/>
    </style:style>
    <style:style style:name="P12" style:family="paragraph" style:parent-style-name="Standard">
      <style:text-properties officeooo:rsid="003b0ec6" officeooo:paragraph-rsid="003c007f"/>
    </style:style>
    <style:style style:name="P13" style:family="paragraph" style:parent-style-name="Standard">
      <style:text-properties officeooo:rsid="003b0ec6" officeooo:paragraph-rsid="003d5137"/>
    </style:style>
    <style:style style:name="P14" style:family="paragraph" style:parent-style-name="Standard">
      <style:text-properties officeooo:rsid="003bed80" officeooo:paragraph-rsid="003bed80"/>
    </style:style>
    <style:style style:name="P15" style:family="paragraph" style:parent-style-name="Heading_20_2">
      <style:text-properties officeooo:rsid="0042473d" officeooo:paragraph-rsid="0042473d"/>
    </style:style>
    <style:style style:name="P16" style:family="paragraph" style:parent-style-name="Standard">
      <style:text-properties officeooo:paragraph-rsid="00219d01"/>
    </style:style>
    <style:style style:name="P17" style:family="paragraph" style:parent-style-name="Standard">
      <style:text-properties officeooo:rsid="00334a6d" officeooo:paragraph-rsid="00334a6d"/>
    </style:style>
    <style:style style:name="P18" style:family="paragraph" style:parent-style-name="Standard">
      <style:text-properties officeooo:rsid="00334a6d" officeooo:paragraph-rsid="0042473d"/>
    </style:style>
    <style:style style:name="P19" style:family="paragraph" style:parent-style-name="Standard">
      <style:text-properties officeooo:rsid="003b0ec6" officeooo:paragraph-rsid="003d5137"/>
    </style:style>
    <style:style style:name="P20" style:family="paragraph" style:parent-style-name="Standard">
      <style:text-properties officeooo:rsid="0042473d" officeooo:paragraph-rsid="0042473d"/>
    </style:style>
    <style:style style:name="P21" style:family="paragraph" style:parent-style-name="Standard">
      <style:text-properties officeooo:rsid="0042473d" officeooo:paragraph-rsid="0042a7a8"/>
    </style:style>
    <style:style style:name="P22" style:family="paragraph" style:parent-style-name="Standard">
      <style:text-properties officeooo:rsid="0042a7a8" officeooo:paragraph-rsid="0042a7a8"/>
    </style:style>
    <style:style style:name="P23" style:family="paragraph" style:parent-style-name="Standard">
      <style:text-properties officeooo:rsid="0043ab2b" officeooo:paragraph-rsid="0043ab2b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ce5d2"/>
    </style:style>
    <style:style style:name="T3" style:family="text">
      <style:text-properties style:font-name="Liberation Mono" officeooo:rsid="001b8465"/>
    </style:style>
    <style:style style:name="T4" style:family="text">
      <style:text-properties officeooo:rsid="0020decd"/>
    </style:style>
    <style:style style:name="T5" style:family="text">
      <style:text-properties officeooo:rsid="00219d01"/>
    </style:style>
    <style:style style:name="T6" style:family="text">
      <style:text-properties officeooo:rsid="0022384c"/>
    </style:style>
    <style:style style:name="T7" style:family="text">
      <style:text-properties officeooo:rsid="0023aefc"/>
    </style:style>
    <style:style style:name="T8" style:family="text">
      <style:text-properties officeooo:rsid="0035327d"/>
    </style:style>
    <style:style style:name="T9" style:family="text">
      <style:text-properties officeooo:rsid="00354458"/>
    </style:style>
    <style:style style:name="T10" style:family="text">
      <style:text-properties officeooo:rsid="00375da0"/>
    </style:style>
    <style:style style:name="T11" style:family="text">
      <style:text-properties officeooo:rsid="003ab2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b0ec6"/>
    </style:style>
    <style:style style:name="T14" style:family="text">
      <style:text-properties officeooo:rsid="003bed80"/>
    </style:style>
    <style:style style:name="T15" style:family="text">
      <style:text-properties officeooo:rsid="003c007f"/>
    </style:style>
    <style:style style:name="T16" style:family="text">
      <style:text-properties officeooo:rsid="003d5137"/>
    </style:style>
    <style:style style:name="T17" style:family="text">
      <style:text-properties officeooo:rsid="0042a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REDIS</text:h>
      <text:p text:style-name="Standard">SET &lt;chave&gt; &lt;valor entre aspas duplas&gt;</text:p>
      <text:p text:style-name="Standard">MSET &lt;chave&gt; &lt;valor entre aspas duplas&gt; &lt;chave&gt; &lt;valor entre aspas duplas&gt;</text:p>
      <text:p text:style-name="Standard">GET &lt;chave&gt; <text:s/><text:tab/>→ sempre retorna um texto</text:p>
      <text:p text:style-name="Standard">KEYS * <text:s text:c="2"/><text:tab/><text:tab/>→ retorna todas as chaves cadastradas</text:p>
      <text:p text:style-name="Standard">KEYS “resultado:*-05-2015:megasena”<text:tab/>→ retorna chaves filtradas</text:p>
      <text:h text:style-name="Heading_20_2" text:outline-level="2">EXEMPLO DE MSET:</text:h>
      <text:p text:style-name="Standard"><text:span text:style-name="Source_20_Text"><text:span text:style-name="T2">MSET </text:span></text:span><text:span text:style-name="Source_20_Text"><text:span text:style-name="T3">resultado:03-05-2015:megasena "1, 3, 17, 19, 24, 26" </text:span></text:span><text:span text:style-name="Source_20_Text"><text:span text:style-name="T1">resultado:22-04-2015:megasena "15, 18, 20, 32, 37, 41" resultado:15-04-2015:megasena "10, 15, 18, 22, 35, 43"</text:span></text:span></text:p>
      <text:h text:style-name="Heading_20_2" text:outline-level="2"><text:span text:style-name="Source_20_Text">EXEMPLO DE BUSCA COMPLEXA:</text:span></text:h>
      <text:p text:style-name="Standard"><text:span text:style-name="Source_20_Text">KEYS resultado:1[57]-??-????:*sena</text:span></text:p>
      <text:p text:style-name="Standard"><text:span text:style-name="Source_20_Text">1) "resultado:17-05-2015:megasena"</text:span></text:p>
      <text:p text:style-name="Standard"><text:span text:style-name="Source_20_Text">2) "resultado:15-05-2015:gigasena"</text:span></text:p>
      <text:p text:style-name="Standard"><text:span text:style-name="Source_20_Text">3) "resultado:15-04-2015:megasena</text:span></text:p>
      <text:h text:style-name="Heading_20_2" text:outline-level="2"><text:span text:style-name="Source_20_Text">TRAB</text:span><text:span text:style-name="Source_20_Text"><text:span text:style-name="T4">A</text:span></text:span><text:span text:style-name="Source_20_Text">LHANDO COM HASHSET</text:span></text:h>
      <text:p text:style-name="Standard"><text:span text:style-name="Source_20_Text">HSET, HGET, HDEL<text:tab/><text:tab/>→ trabalhar com HASH</text:span></text:p>
      <text:p text:style-name="Standard"><text:span text:style-name="Source_20_Text">HSET resultado:24-05-2015:megasena "numeros" "13, 17, 19, 25, 28, 32"<text:line-break/>HSET resultado:24-05-2015:megasena "ganhadores" 23</text:span></text:p>
      <text:p text:style-name="Standard"><text:span text:style-name="Source_20_Text">HGET resultado:24-05-2015:megasena "numeros"<text:line-break/>&gt; "13, 17, 19, 25, 28, 32"<text:line-break/>HGET resultado:24-05-2015:megasena "ganhadores"<text:line-break/>&gt; "23"</text:span></text:p>
      <text:p text:style-name="Standard">HDEL resultado:24-05-2015:megasena "numeros"</text:p>
      <text:p text:style-name="Standard">&gt; (integer) 1</text:p>
      <text:h text:style-name="Heading_20_2" text:outline-level="2"><text:span text:style-name="Source_20_Text">HMSET </text:span><text:span text:style-name="Source_20_Text"><text:span text:style-name="T4">e HGETALL</text:span></text:span></text:h>
      <text:p text:style-name="Standard">HMSET nome_da_chave campo1 "Ola" campo2 "Mundo"</text:p>
      <text:p text:style-name="Standard">HGETALL "resultado:05-06-2015:megasena"</text:p>
      <text:h text:style-name="Heading_20_2" text:outline-level="2">SESS<text:span text:style-name="T5">Ã</text:span>O DE USUÁRIO</text:h>
      <text:p text:style-name="P2">HGET "sessao:usuario:1675" "nome" "guilherme"</text:p>
      <text:p text:style-name="P2">HGET "sessao:usuario:1675" "sobrenome" "silveira"</text:p>
      <text:p text:style-name="P2"><text:span text:style-name="T5">EXPIRE "sessao:usuario:1675" 1800<text:tab/>→ </text:span><text:span text:style-name="T6">tempo em segundos</text:span></text:p>
      <text:p text:style-name="P2">TTL "sessao:usuario:1675"<text:tab/><text:tab/><text:tab/>→ <text:span text:style-name="T7">confere o tempo restante de expiração em segundos</text:span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SOMA E SUBTRAÇÃO</text:h>
      <text:p text:style-name="P3">INCR pagina:/contato:25-05-2015</text:p>
      <text:p text:style-name="P3">DECR pagina:/contato:25-05-2015</text:p>
      <text:p text:style-name="P3">INCRBY compras:25-05-2015:valor 15</text:p>
      <text:p text:style-name="P3">DECRBY compras:25-05-2015:valor 2</text:p>
      <text:p text:style-name="P3">INCRBYFLOAT compras:25-05-2015:valor 10.50 </text:p>
      <text:p text:style-name="P3">INCRBYFLOAT compras:25-05-2015:valor -0.50 <text:tab/>→ ou DECRBYFLOAT com valor positivo</text:p>
      <text:p text:style-name="P18">HINCRBY</text:p>
      <text:p text:style-name="P18">HINCRBYFLOAT</text:p>
      <text:h text:style-name="Heading_20_2" text:outline-level="2">BITSET</text:h>
      <text:p text:style-name="P4">SETBIT acesso:25-05-201<text:span text:style-name="T8">5</text:span> 15 1</text:p>
      <text:p text:style-name="P4">GETBIT acesso:25-05-2015 15</text:p>
      <text:p text:style-name="P4">BITCOUNT acesso:25-06-2015<text:tab/>→ <text:span text:style-name="T8">contagem dos bits que são 1</text:span></text:p>
      <text:p text:style-name="P4">BITOP AND acesso:25-e-26-06-2015 acesso:25-06-2015 acesso:26-06-2015<text:tab/>→ <text:span text:style-name="T8">AND</text:span></text:p>
      <text:p text:style-name="P5">BITOP <text:span text:style-name="T9">OR</text:span> acesso:25-<text:span text:style-name="T9">ou</text:span>-26-06-2015 acesso:25-06-2015 acesso:26-06-2015<text:tab/>→ <text:span text:style-name="T9">OR</text:span></text:p>
      <text:p text:style-name="P5"/>
      <text:h text:style-name="Heading_20_2" text:outline-level="2">LISTAS, ORDENAÇÃO E LIMITES</text:h>
      <text:p text:style-name="P6">LPUSH ultimas_noticias “Curso de REDIS criado pelo Alura”<text:tab/>→ <text:span text:style-name="T10">adiciona à esquerda da lsita</text:span></text:p>
      <text:p text:style-name="P7"><text:span text:style-name="T10">R</text:span>PUSH ultimas_noticias “Curso de REDIS criado pelo Alura”<text:tab/>→ <text:span text:style-name="T10">adiciona à direita da lsita</text:span></text:p>
      <text:p text:style-name="P6">LINDEX ultimas_noticias 0<text:tab/>→ <text:span text:style-name="T10">acessar os elementos da lista</text:span></text:p>
      <text:p text:style-name="P6">LRANGE ultimas_noticias 0 1<text:tab/>→ <text:span text:style-name="T10">listar o range solicitado</text:span></text:p>
      <text:p text:style-name="P6">LLEN ultimas_noticias<text:tab/>→ <text:span text:style-name="T10">lenght da lista</text:span></text:p>
      <text:p text:style-name="P6">LTRIM ultimas_noticias <text:span text:style-name="T10">0 2</text:span><text:tab/>→ <text:span text:style-name="T10">aparar a lista entre as posições 0 e 2</text:span></text:p>
      <text:p text:style-name="P6"/>
      <text:h text:style-name="Heading_20_2" text:outline-level="2">FILA</text:h>
      <text:p text:style-name="P8">RPUSH "fila:confirma-email" "<text:a xlink:type="simple" xlink:href="mailto:guilherme.silveira@alura.com.br" text:style-name="Internet_20_link" text:visited-style-name="Visited_20_Internet_20_Link">guilherme.silveira@alura.com.br</text:a>"<text:tab/>→ <text:span text:style-name="T11">adiciona na fila</text:span></text:p>
      <text:p text:style-name="P8">LPOP fila:confirma-email → <text:span text:style-name="T11">pega e remove o elemento da esquerda</text:span></text:p>
      <text:p text:style-name="P8"/>
      <text:h text:style-name="Heading_20_2" text:outline-level="2">EVITAR BUSY WAITING</text:h>
      <text:p text:style-name="P9">BLPOP fila:confirma-email 30<text:tab/>→ executa o LPOP, porém se não houver elementos na lista, ele aguarda até no máximo 30 segundos</text:p>
      <text:p text:style-name="P9">BLPOP fila:confirma-email 0<text:tab/>→ com o ‘0’ ele aguarda para sempre ou até chegar um novo elemento</text:p>
      <text:p text:style-name="P9"><text:span text:style-name="T12">Blocking POP </text:span>evita que o ‘BUSY WAITING’ ou processamento desnecessário com requisições sem resposta.</text:p>
      <text:p text:style-name="P9"/>
      <text:h text:style-name="Heading_20_2" text:outline-level="2">CONJUNTOS E ELEMENTOS</text:h>
      <text:p text:style-name="P10">SADD “relacionamentos:guilherme” “carlos”<text:tab/>→ <text:span text:style-name="T14">adiciona no conjunto</text:span></text:p>
      <text:p text:style-name="P11">S<text:span text:style-name="T14">C</text:span>A<text:span text:style-name="T14">R</text:span>D “relacionamentos:guilherme”<text:tab/>→ <text:span text:style-name="T14">cardinalidade (quantidade) de elementos</text:span></text:p>
      <text:p text:style-name="P14">SMEMBERS <text:span text:style-name="T13">“relacionamentos:guilherme”</text:span><text:tab/><text:tab/>→ listar todos os membros do conjunto</text:p>
      <text:p text:style-name="P11"><text:span text:style-name="T14">SISMEMBER</text:span> “relacionamentos:guilherme” “carlos”<text:tab/>→ <text:span text:style-name="T14">verifica se elemento faz parte do conjunto</text:span></text:p>
      <text:p text:style-name="P12"><text:span text:style-name="T15">SREM</text:span> “relacionamentos:guilherme” “carlos”<text:tab/>→ <text:span text:style-name="T15">remover elemento</text:span></text:p>
      <text:p text:style-name="P13"><text:span text:style-name="T16">SINTER</text:span> “relacionamentos:guilherme” “relacionamentos :carlos”<text:tab/>→ <text:span text:style-name="T16">intersecção entre conjuntos</text:span></text:p>
      <text:p text:style-name="P13"><text:soft-page-break/><text:span text:style-name="T16">SDIFF</text:span> “relacionamentos:guilherme” “relacionamentos :carlos”<text:tab/>→ <text:span text:style-name="T16">diferença entre conjuntos, neste caso, amigos do guilherme – amigos do carlos</text:span></text:p>
      <text:p text:style-name="P13">SUNION "relacionamentos:guilherme" "relacionamentos:marcela"<text:tab/>→ <text:span text:style-name="T16">unir elementos sem repetir</text:span></text:p>
      <text:p text:style-name="P13"/>
      <text:h text:style-name="P15" text:outline-level="2">CONJUNTO ORDENADO</text:h>
      <text:p text:style-name="P20">ZADD PONTUACOES 50076 guilherme<text:tab/>→ adiciona um conjunto ordenado chamado PONTUACOES, ordenado pelo primeiro argumento declarado</text:p>
      <text:p text:style-name="P20">TYPE pontuacoes<text:tab/>→ para verificar o tipo</text:p>
      <text:p text:style-name="P20">ZRANGE pontuacoes 0 3<text:tab/><text:tab/>→ retorna o range ordenado crescente</text:p>
      <text:p text:style-name="P20">ZREVRANGE pontuacoes 0 3<text:tab/>→ retorna o range ordenado decrescente</text:p>
      <text:p text:style-name="P21">ZRANGE pontuacoes 0 3 <text:span text:style-name="T17">withscores</text:span>→ retorna o range <text:span text:style-name="T17">com as pontuacoes</text:span> ordenado crescente</text:p>
      <text:p text:style-name="P21">ZRANGE pontuacoes 0 -<text:span text:style-name="T17">1</text:span><text:tab/><text:tab/>→ retorna o range ordenado crescente <text:span text:style-name="T17">até o último elemento, usar -2 para pegar o penúltimo e assim por diante</text:span></text:p>
      <text:p text:style-name="P22">ZCARD pontuacoes<text:tab/><text:tab/><text:tab/>→ tamanho ou cardinalidade do conjunto</text:p>
      <text:p text:style-name="P22">ZSCORE pontuacoes guilherme<text:tab/>→ busca a pontuacao do guilherme</text:p>
      <text:p text:style-name="P22">ZRANK pontuacoes guilherme<text:tab/>→ retorna a posicao no rank do guilherme</text:p>
      <text:p text:style-name="P23">ZINCRBY pontuacoes 50 guilherme<text:tab/>→ adiciona 50 pontos ao guilher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9:47:20.519925209</meta:creation-date>
    <meta:generator>LibreOffice/7.2.5.2$Linux_X86_64 LibreOffice_project/499f9727c189e6ef3471021d6132d4c694f357e5</meta:generator>
    <dc:date>2022-02-24T09:34:34.467515680</dc:date>
    <meta:editing-duration>P4DT19H32M8S</meta:editing-duration>
    <meta:editing-cycles>16</meta:editing-cycles>
    <meta:document-statistic meta:table-count="0" meta:image-count="0" meta:object-count="0" meta:page-count="3" meta:paragraph-count="76" meta:word-count="556" meta:character-count="4249" meta:non-whitespace-character-count="3752"/>
  </office:meta>
</office:document-meta>
</file>